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7d2" officeooo:paragraph-rsid="000a7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lbst Javascript Programme</text:p>
      <text:p text:style-name="P1">2) JS – Bibliotheken (jquery)</text:p>
      <text:p text:style-name="P1">3) JS Framework</text:p>
      <text:p text:style-name="P1"/>
      <text:p text:style-name="P1">Angular JS (von Google)</text:p>
      <text:p text:style-name="P1">Angular 1 </text:p>
      <text:p text:style-name="P1">Angular 2</text:p>
      <text:p text:style-name="P1">Angular 3</text:p>
      <text:p text:style-name="P1">Angular 4</text:p>
      <text:p text:style-name="P1">Angular 5</text:p>
      <text:p text:style-name="P1"/>
      <text:p text:style-name="P1">wenn eine neue Version rauskommt kann es sein das das alte mit dem neuen nicht kompatibel ist.</text:p>
      <text:p text:style-name="P1">Angular Command Line Interface (angular -cli)</text:p>
      <text:p text:style-name="P1"/>
      <text:p text:style-name="P1">Angular Projekt erstellen: ng new &lt;projektn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9:07:29.857779774</meta:creation-date>
    <dc:date>2017-12-14T09:49:04.211894483</dc:date>
    <meta:editing-duration>PT31M24S</meta:editing-duration>
    <meta:editing-cycles>1</meta:editing-cycles>
    <meta:document-statistic meta:table-count="0" meta:image-count="0" meta:object-count="0" meta:page-count="1" meta:paragraph-count="12" meta:word-count="54" meta:character-count="329" meta:non-whitespace-character-count="285"/>
    <meta:generator>LibreOffice/5.1.6.2$Linux_X86_64 LibreOffice_project/10m0$Build-2</meta:generator>
  </office:meta>
</office:document-meta>
</file>